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4804841076035371450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6382757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6375945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6369078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3906791645964179426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1038117970968871034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2">2.<text:tab/>Next continue running but now adjust pace up and down in order to keep HR <text:tab/>near HR0. <text:s/>Record mile splits on a watch. <text:s/>The split for the 3rd mile is Tmax.</text:p>
          <text:p text:style-name="P53">Continued</text:p>
          <text:p text:style-name="P54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5647299379322559154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6220417683984923505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2095307597945778796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1552002018618755108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1534282244133989931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16"><text:soft-page-break/>Sat April 13, 2019 <text:span text:style-name="T2">18 miles</text:span> <text:s/></text:p>
      <text:p text:style-name="P16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16"><text:span text:style-name="T2">Average paces for each segment:</text:span> </text:p>
      <text:p text:style-name="P16">10:50/mile, 10:43/mile, 10:02/mile, 9:36/mile </text:p>
      <text:p text:style-name="P16">I drank 30 ounces of Gatorade and ate a gel at the 12 mile mark.</text:p>
      <text:p text:style-name="P16">I lost 2 pounds while running.</text:p>
      <text:p text:style-name="P16"/>
      <text:p text:style-name="P16">Sun April 14, 2019 <text:span text:style-name="T2">2 miles</text:span> <text:s/></text:p>
      <text:p text:style-name="P16">I did a 200 calorie ride on a Wise Center recumbent bike on level 12.</text:p>
      <text:p text:style-name="P16">Time: about 20 minutes. <text:s/>Average pulse 101 bpm. <text:s/>I take a 200 calorie ride as equivalent to 2 miles of running. <text:s/></text:p>
      <text:p text:style-name="P16"/>
      <text:p text:style-name="P16">Mon <text:s/>April 15, 2019 <text:span text:style-name="T2">3 miles</text:span> <text:s/></text:p>
      <text:p text:style-name="P16">I ran 3 miles on a Wise Center treadmill at about 10:30/mile.</text:p>
      <text:p text:style-name="P16"/>
      <text:p text:style-name="P16">Tues April 16, 2019 <text:span text:style-name="T2">4 miles</text:span> <text:s/></text:p>
      <text:p text:style-name="P16"><text:span text:style-name="T2">Warmup:</text:span> ½ mile jog to the Wise Center</text:p>
      <text:p text:style-name="P16"><text:span text:style-name="T2">Run:</text:span> 2 miles on a treadmill at 10:30/mile</text:p>
      <text:p text:style-name="P17">Stationary recumbant bike: <text:s/><text:span text:style-name="T3">100 calorie ride in about 10:00, level 12</text:span></text:p>
      <text:p text:style-name="P17">Warm down:<text:span text:style-name="T3"> <text:s/>½ mile jog home</text:span></text:p>
      <text:p text:style-name="P17"><text:span text:style-name="T3"/></text:p>
      <text:p text:style-name="P17"><text:span text:style-name="T3">Wed April 17, 2019 </text:span>3 miles<text:span text:style-name="T3"> <text:s/></text:span></text:p>
      <text:p text:style-name="P17"><text:span text:style-name="T3">I ran 3 miles out and back on hilly Limber Rd and averaged 10:57/m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17T16:17:27.38</dc:date>
    <dc:creator>James  Lombardi</dc:creator>
    <meta:editing-duration>P8DT8H59M8S</meta:editing-duration>
    <meta:editing-cycles>750</meta:editing-cycles>
    <meta:generator>OpenOffice/4.1.2$Win32 OpenOffice.org_project/412m3$Build-9782</meta:generator>
    <meta:document-statistic meta:table-count="0" meta:image-count="0" meta:object-count="0" meta:page-count="29" meta:paragraph-count="759" meta:word-count="9581" meta:character-count="47991"/>
  </office:meta>
</office:document-meta>
</file>